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frame draw:style-name="gr1" draw:layer="layout" svg:width="18.29cm" svg:height="11.68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5.925cm" svg:height="0.569cm" svg:x="1.741cm" svg:y="1.905cm">
          <draw:text-box>
            <text:p><text:span text:style-name="T1">Nível da árvore 1 (&lt; 1% de perda por fluxo)</text:span></text:p>
          </draw:text-box>
        </draw:frame>
        <draw:frame draw:style-name="gr2" draw:text-style-name="P1" draw:layer="layout" svg:width="6.082cm" svg:height="0.569cm" svg:x="3.541cm" svg:y="5.38cm">
          <draw:text-box>
            <text:p><text:span text:style-name="T1">Nível da árvore 2 (~ 15% de perda por fluxo)</text:span></text:p>
          </draw:text-box>
        </draw:frame>
        <draw:frame draw:style-name="gr2" draw:text-style-name="P1" draw:layer="layout" svg:width="6.082cm" svg:height="0.569cm" svg:x="5.246cm" svg:y="7.185cm">
          <draw:text-box>
            <text:p><text:span text:style-name="T1">Nível da árvore 3 (~ 44% de perda por fluxo)</text:span></text:p>
          </draw:text-box>
        </draw:frame>
        <draw:frame draw:style-name="gr2" draw:text-style-name="P1" draw:layer="layout" svg:width="6.082cm" svg:height="0.569cm" svg:x="7.034cm" svg:y="8.555cm">
          <draw:text-box>
            <text:p><text:span text:style-name="T1">Nível da árvore 4 (~ 69% de perda por fluxo)</text:span></text:p>
          </draw:text-box>
        </draw:frame>
        <draw:frame draw:style-name="gr2" draw:text-style-name="P1" draw:layer="layout" svg:width="6.7cm" svg:height="0.569cm" svg:x="8.691cm" svg:y="9.29cm">
          <draw:text-box>
            <text:p><text:span text:style-name="T1">Níveis da árvore 5..10 (&lt; 87% de perda por fluxo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9cm" fo:page-height="11.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13T23:47:49</dc:date>
    <meta:editing-duration>PT6H8M3S</meta:editing-duration>
    <meta:editing-cycles>28</meta:editing-cycles>
    <meta:generator>LibreOffice/3.4$Unix LibreOffice_project/340m1$Build-302</meta:generator>
    <dc:creator>Leandro </dc:creator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91cm" svg:height="11.681cm" xlink:href="." xlink:type="simple" chart:class="chart:line" chart:style-name="ch1">
        <chart:title svg:x="6.292cm" svg:y="0.268cm" chart:style-name="ch2">
          <text:p>Número de nós vs. Vazão</text:p>
        </chart:title>
        <chart:legend svg:x="13.424cm" svg:y="3.352cm" style:legend-expansion="custom" chartooo:width="3.31cm" chartooo:height="1.203cm" style:legend-expansion-aspect-ratio="2.75145469659185" chart:style-name="ch3"/>
        <chart:plot-area chart:style-name="ch4" chart:data-source-has-labels="both" svg:x="1.261cm" svg:y="1.082cm" svg:width="16.795cm" svg:height="9.614cm">
          <chartooo:coordinate-region svg:x="1.83cm" svg:y="1.242cm" svg:width="15.828cm" svg:height="8.886cm"/>
          <chart:axis chart:dimension="x" chart:name="primary-x" chart:style-name="ch5" chartooo:axis-type="text">
            <chart:title svg:x="7.809cm" svg:y="10.829cm" chart:style-name="ch6">
              <text:p>Número de Nós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044cm" svg:y="7.526cm" chart:style-name="ch8">
              <text:p>Vazão (Mbps)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11" chart:label-cell-address="local-table.$B$1" chart:class="chart:line">
            <chart:data-point chart:repeated="10"/>
          </chart:series>
          <chart:series chart:attached-axis="primary-y"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</table:table-cell>
              <table:table-cell office:value-type="string">
                <text:p>GMTP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1.842">
                <text:p>21.842</text:p>
              </table:table-cell>
              <table:table-cell office:value-type="float" office:value="21.842">
                <text:p>21.8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234">
                <text:p>12.234</text:p>
              </table:table-cell>
              <table:table-cell office:value-type="float" office:value="20.002">
                <text:p>20.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023">
                <text:p>7.023</text:p>
              </table:table-cell>
              <table:table-cell office:value-type="float" office:value="19.632">
                <text:p>19.6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212">
                <text:p>3.212</text:p>
              </table:table-cell>
              <table:table-cell office:value-type="float" office:value="18.902">
                <text:p>18.9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023">
                <text:p>1.023</text:p>
              </table:table-cell>
              <table:table-cell office:value-type="float" office:value="19.902">
                <text:p>19.90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5">
                <text:p>0.45</text:p>
              </table:table-cell>
              <table:table-cell office:value-type="float" office:value="20.902">
                <text:p>20.902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302">
                <text:p>0.302</text:p>
              </table:table-cell>
              <table:table-cell office:value-type="float" office:value="21.902">
                <text:p>21.90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1">
                <text:p>0.1</text:p>
              </table:table-cell>
              <table:table-cell office:value-type="float" office:value="22.902">
                <text:p>22.902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0.05">
                <text:p>0.05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0230">
                <text:p>10230</text:p>
              </table:table-cell>
              <table:table-cell office:value-type="float" office:value="0.003">
                <text:p>0.003</text:p>
              </table:table-cell>
              <table:table-cell office:value-type="float" office:value="20.757">
                <text:p>20.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